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1in" fo:margin-left="1.5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965in" fo:margin-left="0in" fo:margin-right="0in" fo:margin-bottom="0.1965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.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07:32:29.123850754</meta:creation-date>
    <meta:editing-duration>PT2H18S</meta:editing-duration>
    <meta:editing-cycles>9</meta:editing-cycles>
    <meta:generator>LibreOffice/7.4.0.2$Linux_X86_64 LibreOffice_project/40$Build-2</meta:generator>
    <dc:date>2022-08-12T17:21:11.541770080</dc:date>
    <meta:document-statistic meta:table-count="0" meta:image-count="0" meta:object-count="0" meta:page-count="1" meta:paragraph-count="1" meta:word-count="1" meta:character-count="2" meta:non-whitespace-character-count="2"/>
  </office:meta>
</office:document-meta>
</file>